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18cm" fo:min-width="2.824cm"/>
    </style:style>
    <style:style style:name="gr2" style:family="graphic" style:parent-style-name="standard">
      <style:graphic-properties draw:textarea-horizontal-align="justify" draw:textarea-vertical-align="middle" draw:auto-grow-height="false" fo:min-height="0.884cm" fo:min-width="3.53cm"/>
    </style:style>
    <style:style style:name="gr3" style:family="graphic" style:parent-style-name="standard">
      <style:graphic-properties draw:textarea-horizontal-align="justify" draw:textarea-vertical-align="middle" draw:auto-grow-height="false" fo:min-height="1.6cm" fo:min-width="2.2cm"/>
    </style:style>
    <style:style style:name="gr4" style:family="graphic" style:parent-style-name="standard">
      <style:graphic-properties draw:textarea-horizontal-align="justify" draw:textarea-vertical-align="middle" draw:auto-grow-height="false" fo:min-height="0.946cm" fo:min-width="5.42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1.55cm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136cm" fo:min-width="4.474cm"/>
    </style:style>
    <style:style style:name="gr9" style:family="graphic" style:parent-style-name="standard">
      <style:graphic-properties draw:textarea-horizontal-align="justify" draw:textarea-vertical-align="middle" draw:auto-grow-height="false" fo:min-height="1.73cm" fo:min-width="3.178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4.7cm" svg:height="2.5cm" svg:x="8.8cm" svg:y="1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4cm" svg:height="1.8cm" svg:x="7.989cm" svg:y="5.165cm">
          <text:p text:style-name="P1">Pobier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3" draw:id="id3" draw:layer="layout" svg:width="6.4cm" svg:height="1.8cm" svg:x="8cm" svg:y="7.9cm">
          <text:p text:style-name="P1">Pobierz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4" draw:id="id4" draw:layer="layout" svg:width="5.4cm" svg:height="3.7cm" svg:x="8.5cm" svg:y="10.8cm">
          <text:p text:style-name="P1">a = 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6" draw:id="id6" draw:layer="layout" svg:width="9.4cm" svg:height="1.9cm" svg:x="0.7cm" svg:y="15.2cm">
          <text:p text:style-name="P1">Drukuj</text:p>
          <text:p text:style-name="P1"><text:s/>"liczby są sobie równe"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5" draw:id="id5" draw:layer="layout" svg:width="4.1cm" svg:height="4cm" svg:x="14.5cm" svg:y="14.7cm">
          <text:p text:style-name="P1">a &gt; 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draw:type="line" svg:x1="11.15cm" svg:y1="3.7cm" svg:x2="11.189cm" svg:y2="5.165cm" draw:start-shape="id1" draw:start-glue-point="8" draw:end-shape="id2" draw:end-glue-point="5" svg:d="M11150 3700l39 1465" svg:viewBox="0 0 40 1466">
          <text:p/>
        </draw:connector>
        <draw:connector draw:style-name="gr6" draw:text-style-name="P2" draw:layer="layout" draw:type="line" svg:x1="11.189cm" svg:y1="6.965cm" svg:x2="11.2cm" svg:y2="7.9cm" draw:start-shape="id2" draw:start-glue-point="8" draw:end-shape="id3" draw:end-glue-point="5" svg:d="M11189 6965l11 935" svg:viewBox="0 0 12 936">
          <text:p/>
        </draw:connector>
        <draw:connector draw:style-name="gr6" draw:text-style-name="P2" draw:layer="layout" draw:type="line" svg:x1="11.2cm" svg:y1="9.7cm" svg:x2="11.2cm" svg:y2="10.8cm" draw:start-shape="id3" draw:start-glue-point="8" draw:end-shape="id4" draw:end-glue-point="4" svg:d="M11200 9700v1100" svg:viewBox="0 0 1 1101">
          <text:p/>
        </draw:connector>
        <draw:connector draw:style-name="gr7" draw:text-style-name="P2" draw:layer="layout" svg:x1="13.9cm" svg:y1="12.65cm" svg:x2="16.55cm" svg:y2="14.7cm" draw:start-shape="id4" draw:start-glue-point="7" draw:end-shape="id5" draw:end-glue-point="4" svg:d="M13900 12650h2650v2050" svg:viewBox="0 0 2651 2051">
          <text:p text:style-name="P1">Nie</text:p>
        </draw:connector>
        <draw:connector draw:style-name="gr7" draw:text-style-name="P2" draw:layer="layout" svg:x1="8.5cm" svg:y1="12.65cm" svg:x2="5.4cm" svg:y2="15.2cm" draw:start-shape="id4" draw:start-glue-point="5" draw:end-shape="id6" draw:end-glue-point="5" svg:d="M8500 12650h-3100v2550" svg:viewBox="0 0 3101 2551">
          <text:p text:style-name="P1">Tak</text:p>
        </draw:connector>
        <draw:custom-shape draw:style-name="gr8" draw:text-style-name="P1" xml:id="id8" draw:id="id8" draw:layer="layout" svg:width="7.9cm" svg:height="2.2cm" svg:x="11.9cm" svg:y="20.5cm">
          <text:p text:style-name="P1">Drukuj</text:p>
          <text:p text:style-name="P1">"b jest większe od a"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xml:id="id7" draw:id="id7" draw:layer="layout" svg:width="7.9cm" svg:height="2.2cm" svg:x="4.7cm" svg:y="20.4cm">
          <text:p text:style-name="P1">Drukuj</text:p>
          <text:p text:style-name="P1">"a jest większe od b"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svg:x1="14.5cm" svg:y1="16.7cm" svg:x2="9.638cm" svg:y2="20.4cm" draw:start-shape="id5" draw:start-glue-point="5" draw:end-shape="id7" draw:end-glue-point="4" svg:d="M14500 16700h-4862v3700" svg:viewBox="0 0 4863 3701">
          <text:p text:style-name="P1">Tak</text:p>
        </draw:connector>
        <draw:connector draw:style-name="gr7" draw:text-style-name="P2" draw:layer="layout" svg:x1="18.6cm" svg:y1="16.7cm" svg:x2="15.85cm" svg:y2="20.5cm" draw:start-shape="id5" draw:start-glue-point="7" draw:end-shape="id8" draw:end-glue-point="5" svg:d="M18600 16700h502v2900h-3252v900" svg:viewBox="0 0 3253 3801">
          <text:p text:style-name="P1">Nie</text:p>
        </draw:connector>
        <draw:custom-shape draw:style-name="gr9" draw:text-style-name="P1" xml:id="id9" draw:id="id9" draw:layer="layout" svg:width="5.2cm" svg:height="2.8cm" svg:x="8.606cm" svg:y="25.37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15.85cm" svg:y1="22.7cm" svg:x2="13.806cm" svg:y2="26.77cm" draw:start-shape="id8" draw:start-glue-point="8" draw:end-shape="id9" draw:end-glue-point="10" svg:d="M15850 22700v4070h-2044" svg:viewBox="0 0 2045 4071">
          <text:p/>
        </draw:connector>
        <draw:connector draw:style-name="gr6" draw:text-style-name="P2" draw:layer="layout" svg:x1="8.65cm" svg:y1="22.6cm" svg:x2="11.206cm" svg:y2="25.37cm" draw:start-shape="id7" draw:start-glue-point="8" draw:end-shape="id9" draw:end-glue-point="4" svg:d="M8650 22600v1386h2556v1384" svg:viewBox="0 0 2557 2771">
          <text:p/>
        </draw:connector>
        <draw:connector draw:style-name="gr6" draw:text-style-name="P2" draw:layer="layout" svg:x1="4.225cm" svg:y1="17.1cm" svg:x2="8.606cm" svg:y2="26.77cm" draw:start-shape="id6" draw:start-glue-point="7" draw:end-shape="id9" draw:end-glue-point="6" svg:d="M4225 17100v9670h4381" svg:viewBox="0 0 4382 967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19T20:40:24.236000000</meta:creation-date>
    <dc:date>2019-09-19T20:53:10.404000000</dc:date>
    <meta:editing-duration>PT2M23S</meta:editing-duration>
    <meta:editing-cycles>1</meta:editing-cycles>
    <meta:document-statistic meta:object-count="19"/>
    <meta:generator>LibreOffice/6.3.1.2$Windows_X86_64 LibreOffice_project/b79626edf0065ac373bd1df5c28bd630b4424273</meta:generator>
  </office:meta>
</office:document-meta>
</file>